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5.267cm"/>
    </style:style>
    <style:style style:name="Tabelle1.B" style:family="table-column">
      <style:table-column-properties style:column-width="0.362cm"/>
    </style:style>
    <style:style style:name="Tabelle1.C" style:family="table-column">
      <style:table-column-properties style:column-width="7.966cm"/>
    </style:style>
    <style:style style:name="Tabelle1.D" style:family="table-column">
      <style:table-column-properties style:column-width="5.004cm"/>
    </style:style>
    <style:style style:name="Tabelle1.E" style:family="table-column">
      <style:table-column-properties style:column-width="7.091cm"/>
    </style:style>
    <style:style style:name="Tabelle1.1" style:family="table-row"/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-left="none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none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E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A16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le1.B16" style:family="table-cell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elle1.E16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22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le1.B22" style:family="table-cell" style:data-style-name="N0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elle1.E22" style:family="table-cell" style:data-style-name="N0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1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B31" style:family="table-cell" style:data-style-name="N0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e1.C3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E31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B39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Cardo"/>
    </style:style>
    <style:style style:name="P2" style:family="paragraph" style:parent-style-name="Standard">
      <style:paragraph-properties fo:text-align="justify" style:justify-single-word="false"/>
      <style:text-properties style:font-name="Cardo"/>
    </style:style>
    <style:style style:name="P3" style:family="paragraph" style:parent-style-name="Standard">
      <style:text-properties style:font-name="Cardo"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Cardo" fo:font-style="italic" style:font-style-asian="italic" style:font-style-complex="italic"/>
    </style:style>
    <style:style style:name="P5" style:family="paragraph" style:parent-style-name="Standard">
      <style:text-properties style:font-name="Cardo"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fo:color="#0000ff" style:font-name="Cardo"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ff" style:font-name="Cardo"/>
    </style:style>
    <style:style style:name="P8" style:family="paragraph" style:parent-style-name="Standard">
      <style:paragraph-properties fo:text-align="justify" style:justify-single-word="false"/>
      <style:text-properties fo:color="#0000ff" style:font-name="Cardo"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Cardo" fo:font-style="italic" style:font-style-asian="italic" style:font-style-complex="italic"/>
    </style:style>
    <style:style style:name="P10" style:family="paragraph" style:parent-style-name="Table_20_Contents">
      <style:paragraph-properties fo:text-align="justify" style:justify-single-word="false"/>
      <style:text-properties style:font-name="Cardo"/>
    </style:style>
    <style:style style:name="P11" style:family="paragraph" style:parent-style-name="Table_20_Contents">
      <style:paragraph-properties fo:text-align="start" style:justify-single-word="false"/>
      <style:text-properties style:font-name="Cardo"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end" style:justify-single-word="false"/>
      <style:text-properties style:font-name="Cardo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ardo" fo:font-size="12p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Cardo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Cardo" fo:font-size="12pt" fo:font-style="italic" style:font-size-asian="12pt" style:font-style-asian="italic" style:font-size-complex="12pt" style:font-style-complex="italic"/>
    </style:style>
    <style:style style:name="P16" style:family="paragraph" style:parent-style-name="Table_20_Contents">
      <style:paragraph-properties fo:text-align="justify" style:justify-single-word="false"/>
      <style:text-properties style:font-name="Cardo" fo:font-size="12pt" fo:font-style="italic" style:font-size-asian="12pt" style:font-style-asian="italic" style:font-size-complex="12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Cardo" fo:font-size="12pt" fo:font-style="italic" fo:background-color="transparent" style:font-size-asian="12pt" style:font-style-asian="italic" style:font-size-complex="12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Cardo" fo:font-size="12pt" fo:font-style="italic" fo:background-color="transparent" style:font-name-asian="Times New Roman1" style:font-size-asian="12pt" style:font-style-asian="italic" style:font-name-complex="Times New Roman1" style:font-size-complex="12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Cardo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Cardo" fo:font-size="12pt" fo:font-style="italic" fo:background-color="#66ccff" style:font-name-asian="Times New Roman1" style:font-size-asian="12pt" style:font-style-asian="italic" style:font-name-complex="Times New Roman1" style:font-size-complex="12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Cardo" fo:font-size="12pt" fo:font-style="italic" fo:background-color="#9999ff" style:font-name-asian="Times New Roman1" style:font-size-asian="12pt" style:font-style-asian="italic" style:font-name-complex="Times New Roman1" style:font-size-complex="12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Cardo" fo:font-size="12pt" fo:font-style="italic" fo:background-color="#cc66ff" style:font-size-asian="12pt" style:font-style-asian="italic" style:font-size-complex="12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Cardo" fo:font-size="12pt" fo:font-style="normal" style:font-size-asian="12pt" style:font-style-asian="normal" style:font-size-complex="12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rdo" fo:font-size="12pt" fo:font-style="normal" fo:background-color="transparent" style:font-size-asian="12pt" style:font-style-asian="normal" style:font-size-complex="12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rdo" fo:font-size="12pt" style:font-name-asian="Times New Roman1" style:font-size-asian="12pt" style:font-name-complex="Times New Roman1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ardo" fo:font-size="12pt" fo:background-color="transparent" style:font-size-asian="12pt" style:font-size-complex="12pt"/>
    </style:style>
    <style:style style:name="P27" style:family="paragraph" style:parent-style-name="Table_20_Contents">
      <style:paragraph-properties fo:text-align="end" style:justify-single-word="false"/>
      <style:text-properties style:font-name="Cardo" fo:font-size="12pt" fo:background-color="transparen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color="#999999" style:font-name="Cardo" fo:font-size="12pt" fo:font-style="italic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color="#999999" style:font-name="Cardo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30" style:family="paragraph" style:parent-style-name="Standard">
      <style:text-properties style:font-name="Cardo"/>
    </style:style>
    <style:style style:name="P31" style:family="paragraph" style:parent-style-name="Standard"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32" style:family="paragraph" style:parent-style-name="Standard">
      <style:text-properties style:font-name="Cardo" style:text-underline-style="solid" style:text-underline-width="auto" style:text-underline-color="font-color"/>
    </style:style>
    <style:style style:name="P33" style:family="paragraph" style:parent-style-name="Standard">
      <style:text-properties style:font-name="Cardo" fo:font-size="16pt" style:text-underline-style="solid" style:text-underline-width="auto" style:text-underline-color="font-color" style:font-size-asian="16pt" style:font-size-complex="16pt"/>
    </style:style>
    <style:style style:name="P34" style:family="paragraph" style:parent-style-name="Standard">
      <style:paragraph-properties fo:text-align="justify" style:justify-single-word="false"/>
      <style:text-properties fo:color="#0000ff" style:font-name="Cardo"/>
    </style:style>
    <style:style style:name="P35" style:family="paragraph" style:parent-style-name="Standard">
      <style:paragraph-properties fo:text-align="justify" style:justify-single-word="false"/>
      <style:text-properties fo:color="#0000ff" style:font-name="Cardo" style:text-underline-style="solid" style:text-underline-width="auto" style:text-underline-color="font-color" fo:font-weight="normal" fo:background-color="#fffff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ff" style:font-name="Cardo" style:text-underline-style="solid" style:text-underline-width="auto" style:text-underline-color="font-color" fo:font-weight="normal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ardo"/>
    </style:style>
    <style:style style:name="P38" style:family="paragraph" style:parent-style-name="Standard">
      <style:paragraph-properties fo:text-align="justify" style:justify-single-word="false"/>
      <style:text-properties fo:color="#000000" style:font-name="Cardo" fo:font-size="16pt" style:text-underline-style="solid" style:text-underline-width="auto" style:text-underline-color="font-color" style:font-size-asian="16pt" style:font-size-complex="16pt"/>
    </style:style>
    <style:style style:name="P39" style:family="paragraph" style:parent-style-name="Standard">
      <style:paragraph-properties fo:text-align="justify" style:justify-single-word="false"/>
      <style:text-properties fo:color="#000000" style:font-name="Cardo" fo:font-weight="bold" style:font-weight-asian="bold" style:font-weight-complex="bold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Times New Roman1" style:font-style-asian="italic" style:font-name-complex="Times New Roman1" style:font-style-complex="italic"/>
    </style:style>
    <style:style style:name="T4" style:family="text">
      <style:text-properties fo:font-style="italic" fo:background-color="transparent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8" style:family="text">
      <style:text-properties fo:background-color="#99ffff"/>
    </style:style>
    <style:style style:name="T9" style:family="text">
      <style:text-properties fo:background-color="#99ffff" style:font-name-asian="Times New Roman1" style:font-name-complex="Times New Roman1"/>
    </style:style>
    <style:style style:name="T10" style:family="text">
      <style:text-properties fo:background-color="#66ccff"/>
    </style:style>
    <style:style style:name="T11" style:family="text">
      <style:text-properties fo:background-color="#66ccff" style:font-name-asian="Times New Roman1" style:font-name-complex="Times New Roman1"/>
    </style:style>
    <style:style style:name="T12" style:family="text">
      <style:text-properties fo:background-color="#9999ff"/>
    </style:style>
    <style:style style:name="T13" style:family="text">
      <style:text-properties fo:background-color="#9999ff" style:font-name-asian="Times New Roman1" style:font-name-complex="Times New Roman1"/>
    </style:style>
    <style:style style:name="T14" style:family="text">
      <style:text-properties fo:background-color="#cc66ff"/>
    </style:style>
    <style:style style:name="T15" style:family="text">
      <style:text-properties fo:background-color="#ffff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transparent" style:font-weight-asian="bold" style:font-weight-complex="bold"/>
    </style:style>
    <style:style style:name="T18" style:family="text">
      <style:text-properties style:text-underline-style="none" fo:font-weight="normal" fo:background-color="#ffcc00" style:font-weight-asian="normal" style:font-weight-complex="normal"/>
    </style:style>
    <style:style style:name="T19" style:family="text">
      <style:text-properties fo:background-color="transparent"/>
    </style:style>
    <style:style style:name="T20" style:family="text">
      <style:text-properties fo:background-color="#ffcc00"/>
    </style:style>
    <style:style style:name="T21" style:family="text">
      <style:text-properties fo:background-color="#ff999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fo:background-color="#ffff00" style:font-weight-asian="normal" style:font-weight-complex="normal"/>
    </style:style>
    <style:style style:name="T24" style:family="text">
      <style:text-properties fo:font-weight="normal" fo:background-color="transparent" style:font-weight-asian="normal" style:font-weight-complex="normal"/>
    </style:style>
    <style:style style:name="T25" style:family="text">
      <style:text-properties fo:color="#ff3333"/>
    </style:style>
    <style:style style:name="T26" style:family="text">
      <style:text-properties fo:color="#ff3333" style:font-name-asian="Times New Roman1" style:font-name-complex="Times New Roman1"/>
    </style:style>
    <style:style style:name="T27" style:family="text">
      <style:text-properties fo:color="#000000"/>
    </style:style>
    <style:style style:name="T28" style:family="text">
      <style:text-properties fo:color="#000000" style:font-name-asian="Times New Roman1" style:font-name-complex="Times New Roman1"/>
    </style:style>
    <style:style style:name="T29" style:family="text">
      <style:text-properties fo:background-color="#ccff00"/>
    </style:style>
    <style:style style:name="T30" style:family="text">
      <style:text-properties fo:background-color="#33ff99"/>
    </style:style>
    <style:style style:name="T31" style:family="text">
      <style:text-properties fo:color="#fffff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dinal numbers <text:span text:style-name="T15">[=&gt; BLAU in github und nicht in dieses dokument]</text:span></text:p>
      <text:p text:style-name="P7"/>
      <text:p text:style-name="P7">German cardinal numbers <text:span text:style-name="T16">can freely be used as nouns or as adjectives</text:span>. If there is a distinct adjective form (i.e. if the noun form can't be used as an adjective), then it will be explicitly listed in the table below beside the noun.</text:p>
      <text:p text:style-name="P7">If German cardinal numbers are <text:span text:style-name="T16">used as a noun, they start with a capital letter</text:span>. However, all cardinal numbers are listed as adjectives in the table below.</text:p>
      <text:p text:style-name="P7"/>
      <text:p text:style-name="P8">Grammatical facts about <text:span text:style-name="T16">German cardinal numbers being used as nouns:</text:span></text:p>
      <text:p text:style-name="P7"><text:tab/>- Their grammatical gender is <text:span text:style-name="T17">always</text:span> <text:span text:style-name="T16">feminine</text:span>.</text:p>
      <text:p text:style-name="P7"><text:tab/>- <text:span text:style-name="T6">Their</text:span> <text:span text:style-name="T16">genitive singular form is </text:span><text:span text:style-name="T17">always</text:span><text:span text:style-name="T16"> identical to their nominative singular form.</text:span><text:span text:style-name="T22"> Therefore, they belong to class s3 which means that all of their singular forms are identical.</text:span></text:p>
      <text:p text:style-name="P7"><text:tab/>- <text:span text:style-name="T16">Their</text:span> <text:span text:style-name="T16">nominative plural form </text:span><text:span text:style-name="T17">always</text:span><text:span text:style-name="T16"> ends in -en. </text:span><text:span text:style-name="T22">Therefore, they belong to class p2 which means that all of their plural forms are identical, as well.</text:span></text:p>
      <text:p text:style-name="P7"/>
      <text:p text:style-name="P35">Grammatical facts about <text:span text:style-name="T16">German cardinal numbers being used as adjectives:</text:span></text:p>
      <text:p text:style-name="P7"><text:tab/><text:span text:style-name="T22">-</text:span><text:span text:style-name="T16"> All of their forms are identical, i. e. they are not inflected.</text:span></text:p>
      <text:p text:style-name="P7"><text:span text:style-name="T16"><text:tab/>- They have no comparative or superlative forms.</text:span></text:p>
      <text:p text:style-name="P7"/>
      <text:p text:style-name="P6">Ordinal numbers</text:p>
      <text:p text:style-name="P7"/>
      <text:p text:style-name="P7">A German ordinal number is <text:span text:style-name="T16">formed by adding the suffix </text:span><text:span text:style-name="T7">-t</text:span><text:span text:style-name="T16"> to a German cardinal number</text:span>. Furthermore, the German ordinal numbers are <text:span text:style-name="T16">normal adjectives</text:span>. They are given in the table below <text:span text:style-name="T19">in the nominative singular feminine form which ends in -te (this is the form that is also used in dictionaries)</text:span> below each German <text:span text:style-name="T2">cardinal</text:span> number.</text:p>
      <text:p text:style-name="P7"/>
      <text:p text:style-name="P6">Fractions</text:p>
      <text:p text:style-name="P7"/>
      <text:p text:style-name="P7">A German fraction is <text:span text:style-name="T16">formed by adding the suffix -tel</text:span> to a German cardinal number. German fractions c<text:span text:style-name="T16">an freely be used as nouns or adjectives</text:span>. They are given in the table below under each German <text:span text:style-name="T2">ordinal</text:span> number.</text:p>
      <text:p text:style-name="P7">If German fractions are <text:span text:style-name="T16">used as a noun, they start with a capital letter</text:span>. Note that all fractions are listed as nouns in the table below.</text:p>
      <text:p text:style-name="P7"><text:soft-page-break/></text:p>
      <text:p text:style-name="P8">Grammatical facts about <text:span text:style-name="T16">German fractions being used as nouns:</text:span></text:p>
      <text:p text:style-name="P7"><text:tab/>- Their grammatical gender is <text:span text:style-name="T17">always</text:span> <text:span text:style-name="T16">neuter</text:span>.</text:p>
      <text:p text:style-name="P7"><text:tab/>- <text:span text:style-name="T6">Their</text:span> <text:span text:style-name="T16">genitive singular form </text:span><text:span text:style-name="T17">always</text:span><text:span text:style-name="T16"> ends in -s.</text:span><text:span text:style-name="T22"> Therefore, they belong to class </text:span><text:span text:style-name="T24">s1</text:span><text:span text:style-name="T22"> which means that excluding the genitive singular, all of their singular forms are identical.</text:span></text:p>
      <text:p text:style-name="P7"><text:tab/>- <text:span text:style-name="T16">Their</text:span> <text:span text:style-name="T16">nominative plural form is always identical to the nominative singular form and thus, it </text:span><text:span text:style-name="T17">always</text:span><text:span text:style-name="T16"> ends in -el. </text:span><text:span text:style-name="T22">Therefore, they belong to class p1 which means that all of their plural forms are identical except the dative plural which adds a -n.</text:span></text:p>
      <text:p text:style-name="P7"/>
      <text:p text:style-name="P35">Grammatical facts about <text:span text:style-name="T16">German fractions being used as adjectives:</text:span></text:p>
      <text:p text:style-name="P7"><text:tab/><text:span text:style-name="T22">-</text:span><text:span text:style-name="T16"> All of their forms are identical, i. e. they are not inflected.</text:span></text:p>
      <text:p text:style-name="P7"><text:span text:style-name="T16"><text:tab/>- They have no comparative or superlative form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8"><text:soft-page-break/>The German cardinal numbers, ordinal numbers, and fractions</text:p>
      <text:p text:style-name="P37"/>
      <text:p text:style-name="P39">Please note that some of these only really exist in the language of mathematics.</text:p>
      <text:p text:style-name="P3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4">the numbers as they are written in German</text:p>
          </table:table-cell>
          <table:table-cell table:style-name="Tabelle1.B1">
            <text:p text:style-name="P13"/>
          </table:table-cell>
          <table:table-cell table:style-name="Tabelle1.A1" office:value-type="string">
            <text:p text:style-name="P13">German</text:p>
          </table:table-cell>
          <table:table-cell table:style-name="Tabelle1.A1" office:value-type="string">
            <text:p text:style-name="P11">American English</text:p>
          </table:table-cell>
          <table:table-cell table:style-name="Tabelle1.E1" office:value-type="string">
            <text:p text:style-name="P16">the numbers as they are written in American English</text:p>
          </table:table-cell>
        </table:table-row>
        <table:table-row table:style-name="Tabelle1.1">
          <table:table-cell table:style-name="Tabelle1.A2" office:value-type="string">
            <text:p text:style-name="P12">(cardinal number:) <text:s text:c="3"/>0</text:p>
            <text:p text:style-name="P12">(ordinal number:) <text:s text:c="3"/>0.</text:p>
            <text:p text:style-name="P12">(fraction:) <text:s text:c="13"/>1/0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Null <text:span text:style-name="T2">(noun)</text:span>, kein <text:span text:style-name="T2">(adjective)</text:span></text:p>
            <text:p text:style-name="P13">null<text:span text:style-name="T29">t</text:span>e</text:p>
            <text:p text:style-name="P13">Nulltel</text:p>
          </table:table-cell>
          <table:table-cell table:style-name="Tabelle1.A2" office:value-type="string">
            <text:p text:style-name="P11">zero, no</text:p>
            <text:p text:style-name="P11">zero<text:span text:style-name="T29">th</text:span></text:p>
            <text:p text:style-name="P17">zeroth?</text:p>
          </table:table-cell>
          <table:table-cell table:style-name="Tabelle1.E2" office:value-type="string">
            <text:p text:style-name="P11">0</text:p>
            <text:p text:style-name="P11">0th</text:p>
            <text:p text:style-name="P11">1/0</text:p>
          </table:table-cell>
        </table:table-row>
        <table:table-row table:style-name="Tabelle1.1">
          <table:table-cell table:style-name="Tabelle1.A2" office:value-type="string">
            <text:p text:style-name="P12">1</text:p>
            <text:p text:style-name="P12">1.</text:p>
            <text:p text:style-name="P12">1/1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Eins, ein</text:p>
            <text:p text:style-name="P13">erste <text:span text:style-name="T2">instead of</text:span> <text:span text:style-name="T28">‡</text:span><text:span text:style-name="T26">eins</text:span><text:span text:style-name="T1">te</text:span></text:p>
            <text:p text:style-name="P13"><text:span text:style-name="T1">Eintel </text:span><text:span text:style-name="T3">instead of</text:span><text:span text:style-name="T1"> ‡Ein</text:span><text:span text:style-name="T26">s</text:span><text:span text:style-name="T1">tel</text:span></text:p>
          </table:table-cell>
          <table:table-cell table:style-name="Tabelle1.A2" office:value-type="string">
            <text:p text:style-name="P11">one, one/a</text:p>
            <text:p text:style-name="P11">first</text:p>
            <text:p text:style-name="P11">first?</text:p>
          </table:table-cell>
          <table:table-cell table:style-name="Tabelle1.E2" office:value-type="string">
            <text:p text:style-name="P11">1</text:p>
            <text:p text:style-name="P11">1st</text:p>
            <text:p text:style-name="P11">1/1</text:p>
          </table:table-cell>
        </table:table-row>
        <table:table-row table:style-name="Tabelle1.1">
          <table:table-cell table:style-name="Tabelle1.A2" office:value-type="string">
            <text:p text:style-name="P12">2</text:p>
            <text:p text:style-name="P12">2.</text:p>
            <text:p text:style-name="P27">1/2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zwei, Zwo, <text:span text:style-name="T19">beide</text:span>, <text:span text:style-name="T19">ein Paar</text:span></text:p>
            <text:p text:style-name="P23">zweite</text:p>
            <text:p text:style-name="P24">Halb <text:span text:style-name="T25">(!)</text:span> <text:span text:style-name="T2">instead of</text:span> <text:span text:style-name="T28">‡</text:span><text:span text:style-name="T26">Zwei</text:span><text:span text:style-name="T1">tel</text:span></text:p>
          </table:table-cell>
          <table:table-cell table:style-name="Tabelle1.A2" office:value-type="string">
            <text:p text:style-name="P11">two, both, a pair of</text:p>
            <text:p text:style-name="P11">second</text:p>
            <text:p text:style-name="P11">half, half a</text:p>
          </table:table-cell>
          <table:table-cell table:style-name="Tabelle1.E2" office:value-type="string">
            <text:p text:style-name="P11">2</text:p>
            <text:p text:style-name="P11">2nd</text:p>
            <text:p text:style-name="P11">1/2</text:p>
          </table:table-cell>
        </table:table-row>
        <table:table-row table:style-name="Tabelle1.1">
          <table:table-cell table:style-name="Tabelle1.A2" office:value-type="string">
            <text:p text:style-name="P12">3</text:p>
            <text:p text:style-name="P12">3.</text:p>
            <text:p text:style-name="P12">1/3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drei</text:p>
            <text:p text:style-name="P13">dritte <text:span text:style-name="T3">instead of</text:span><text:span text:style-name="T1"> </text:span><text:span text:style-name="T28">‡</text:span><text:span text:style-name="T26">drei</text:span><text:span text:style-name="T1">te</text:span></text:p>
            <text:p text:style-name="P25">Drittel <text:span text:style-name="T2">instead of</text:span> <text:span text:style-name="T27">‡</text:span><text:span text:style-name="T25">Drei</text:span>tel</text:p>
          </table:table-cell>
          <table:table-cell table:style-name="Tabelle1.A2" office:value-type="string">
            <text:p text:style-name="P11">three</text:p>
            <text:p text:style-name="P11">third</text:p>
            <text:p text:style-name="P11">third (etc.)</text:p>
          </table:table-cell>
          <table:table-cell table:style-name="Tabelle1.E2" office:value-type="string">
            <text:p text:style-name="P11">3</text:p>
            <text:p text:style-name="P11">3rd</text:p>
            <text:p text:style-name="P11">1/3</text:p>
          </table:table-cell>
        </table:table-row>
        <table:table-row table:style-name="Tabelle1.1">
          <table:table-cell table:style-name="Tabelle1.A2" office:value-type="string">
            <text:p text:style-name="P12">4</text:p>
            <text:p text:style-name="P12">4.</text:p>
            <text:p text:style-name="P12">1/4</text:p>
            <text:p text:style-name="P12">etc.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vier</text:p>
            <text:p text:style-name="P13">vierte</text:p>
            <text:p text:style-name="P13">Viertel</text:p>
          </table:table-cell>
          <table:table-cell table:style-name="Tabelle1.A2" office:value-type="string">
            <text:p text:style-name="P11">four</text:p>
            <text:p text:style-name="P11">fourth</text:p>
            <text:p text:style-name="P11">quarter</text:p>
          </table:table-cell>
          <table:table-cell table:style-name="Tabelle1.E2" office:value-type="string">
            <text:p text:style-name="P11">4</text:p>
            <text:p text:style-name="P11">4th</text:p>
            <text:p text:style-name="P11">1/4</text:p>
            <text:p text:style-name="P11">etc.</text:p>
          </table:table-cell>
        </table:table-row>
        <table:table-row table:style-name="Tabelle1.1">
          <table:table-cell table:style-name="Tabelle1.A7" office:value-type="float" office:value="5">
            <text:p text:style-name="P12">5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fünf</text:p>
            <text:p text:style-name="P13">fünfte</text:p>
            <text:p text:style-name="P13">Fünftel</text:p>
          </table:table-cell>
          <table:table-cell table:style-name="Tabelle1.A2" office:value-type="string">
            <text:p text:style-name="P11">five</text:p>
            <text:p text:style-name="P11">fifth</text:p>
            <text:p text:style-name="P11"/>
            <text:p text:style-name="P11"/>
          </table:table-cell>
          <table:table-cell table:style-name="Tabelle1.E7" office:value-type="float" office:value="5">
            <text:p text:style-name="P28">5</text:p>
          </table:table-cell>
        </table:table-row>
        <text:soft-page-break/>
        <table:table-row table:style-name="Tabelle1.1">
          <table:table-cell table:style-name="Tabelle1.A7" office:value-type="float" office:value="6">
            <text:p text:style-name="P12">6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sechs</text:p>
            <text:p text:style-name="P13">sechste</text:p>
            <text:p text:style-name="P13">Sechstel</text:p>
          </table:table-cell>
          <table:table-cell table:style-name="Tabelle1.A2" office:value-type="string">
            <text:p text:style-name="P11">six</text:p>
            <text:p text:style-name="P11">sixth</text:p>
          </table:table-cell>
          <table:table-cell table:style-name="Tabelle1.E7" office:value-type="float" office:value="6">
            <text:p text:style-name="P28">6</text:p>
          </table:table-cell>
        </table:table-row>
        <table:table-row table:style-name="Tabelle1.1">
          <table:table-cell table:style-name="Tabelle1.A7" office:value-type="float" office:value="7">
            <text:p text:style-name="P12">7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sieben</text:p>
            <text:p text:style-name="P13">siebte <text:span text:style-name="T2">instead of</text:span> <text:span text:style-name="T28">‡sieb</text:span><text:span text:style-name="T26">en</text:span><text:span text:style-name="T1">te</text:span></text:p>
            <text:p text:style-name="P25">Siebtel <text:span text:style-name="T2">instead of</text:span> <text:span text:style-name="T27">‡Sieb</text:span><text:span text:style-name="T25">en</text:span>tel</text:p>
          </table:table-cell>
          <table:table-cell table:style-name="Tabelle1.A2" office:value-type="string">
            <text:p text:style-name="P11">seven</text:p>
            <text:p text:style-name="P11">seventh</text:p>
          </table:table-cell>
          <table:table-cell table:style-name="Tabelle1.E7" office:value-type="float" office:value="7">
            <text:p text:style-name="P28">7</text:p>
          </table:table-cell>
        </table:table-row>
        <table:table-row table:style-name="Tabelle1.1">
          <table:table-cell table:style-name="Tabelle1.A7" office:value-type="float" office:value="8">
            <text:p text:style-name="P12">8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acht</text:p>
            <text:p text:style-name="P13">achte <text:span text:style-name="T2">instead of</text:span> <text:span text:style-name="T28">‡ach</text:span><text:span text:style-name="T26">t</text:span><text:span text:style-name="T1">te</text:span></text:p>
            <text:p text:style-name="P25">Achtel <text:span text:style-name="T2">instead of</text:span> <text:span text:style-name="T27">‡Ach</text:span><text:span text:style-name="T25">t</text:span>tel</text:p>
          </table:table-cell>
          <table:table-cell table:style-name="Tabelle1.A2" office:value-type="string">
            <text:p text:style-name="P11">eight</text:p>
            <text:p text:style-name="P11">eighth</text:p>
          </table:table-cell>
          <table:table-cell table:style-name="Tabelle1.E7" office:value-type="float" office:value="8">
            <text:p text:style-name="P28">8</text:p>
          </table:table-cell>
        </table:table-row>
        <table:table-row table:style-name="Tabelle1.1">
          <table:table-cell table:style-name="Tabelle1.A7" office:value-type="float" office:value="9">
            <text:p text:style-name="P12">9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neun</text:p>
            <text:p text:style-name="P13">neunte</text:p>
            <text:p text:style-name="P13">Neuntel</text:p>
          </table:table-cell>
          <table:table-cell table:style-name="Tabelle1.A2" office:value-type="string">
            <text:p text:style-name="P11">nine</text:p>
            <text:p text:style-name="P11">ninth</text:p>
          </table:table-cell>
          <table:table-cell table:style-name="Tabelle1.E7" office:value-type="float" office:value="9">
            <text:p text:style-name="P28">9</text:p>
          </table:table-cell>
        </table:table-row>
        <table:table-row table:style-name="Tabelle1.1">
          <table:table-cell table:style-name="Tabelle1.A7" office:value-type="float" office:value="10">
            <text:p text:style-name="P12">10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zehn</text:p>
            <text:p text:style-name="P13">zehnte</text:p>
            <text:p text:style-name="P13">Zehntel</text:p>
          </table:table-cell>
          <table:table-cell table:style-name="Tabelle1.A2" office:value-type="string">
            <text:p text:style-name="P11">ten</text:p>
            <text:p text:style-name="P11">tenth</text:p>
          </table:table-cell>
          <table:table-cell table:style-name="Tabelle1.E7" office:value-type="float" office:value="10">
            <text:p text:style-name="P28">10</text:p>
          </table:table-cell>
        </table:table-row>
        <table:table-row table:style-name="Tabelle1.1">
          <table:table-cell table:style-name="Tabelle1.A7" office:value-type="float" office:value="11">
            <text:p text:style-name="P12">11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elf <text:span text:style-name="T2">instead of</text:span> <text:span text:style-name="T1">‡</text:span><text:span text:style-name="T26">eins</text:span><text:span text:style-name="T1">zehn</text:span></text:p>
            <text:p text:style-name="P25">elfte</text:p>
            <text:p text:style-name="P25">Elftel</text:p>
          </table:table-cell>
          <table:table-cell table:style-name="Tabelle1.A2" office:value-type="string">
            <text:p text:style-name="P19">eleven</text:p>
            <text:p text:style-name="P19">eleventh</text:p>
          </table:table-cell>
          <table:table-cell table:style-name="Tabelle1.E7" office:value-type="float" office:value="11">
            <text:p text:style-name="P29">11</text:p>
          </table:table-cell>
        </table:table-row>
        <table:table-row table:style-name="Tabelle1.1">
          <table:table-cell table:style-name="Tabelle1.A7" office:value-type="float" office:value="12">
            <text:p text:style-name="P12">12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zwölf <text:span text:style-name="T2">instead of</text:span> <text:span text:style-name="T1">‡</text:span><text:span text:style-name="T26">zwei</text:span><text:span text:style-name="T1">zehn</text:span></text:p>
            <text:p text:style-name="P25">zwölfte</text:p>
            <text:p text:style-name="P25">Zwölftel</text:p>
          </table:table-cell>
          <table:table-cell table:style-name="Tabelle1.A2" office:value-type="string">
            <text:p text:style-name="P19">twelve</text:p>
            <text:p text:style-name="P19">twelfth</text:p>
          </table:table-cell>
          <table:table-cell table:style-name="Tabelle1.E7" office:value-type="float" office:value="12">
            <text:p text:style-name="P29">12</text:p>
          </table:table-cell>
        </table:table-row>
        <table:table-row table:style-name="Tabelle1.1">
          <table:table-cell table:style-name="Tabelle1.A7" office:value-type="float" office:value="13">
            <text:p text:style-name="P12">13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drei<text:span text:style-name="T30">zehn</text:span></text:p>
            <text:p text:style-name="P26">dreizehnte</text:p>
            <text:p text:style-name="P26">Dreizehntel</text:p>
          </table:table-cell>
          <table:table-cell table:style-name="Tabelle1.A2" office:value-type="string">
            <text:p text:style-name="P11">thir<text:span text:style-name="T30">teen</text:span></text:p>
            <text:p text:style-name="P17">thirteenth</text:p>
          </table:table-cell>
          <table:table-cell table:style-name="Tabelle1.E7" office:value-type="float" office:value="13">
            <text:p text:style-name="P28">13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  <text:p text:style-name="P11"/>
          </table:table-cell>
          <table:table-cell table:style-name="Tabelle1.E16" office:value-type="string">
            <text:p text:style-name="P11">...</text:p>
          </table:table-cell>
        </table:table-row>
        <text:soft-page-break/>
        <table:table-row table:style-name="Tabelle1.1">
          <table:table-cell table:style-name="Tabelle1.A7" office:value-type="float" office:value="16">
            <text:p text:style-name="P12">16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sechzehn <text:span text:style-name="T3">instead of</text:span><text:span text:style-name="T1"> ‡sech</text:span><text:span text:style-name="T26">s</text:span><text:span text:style-name="T1">zehn</text:span></text:p>
            <text:p text:style-name="P25">sechzehnte</text:p>
            <text:p text:style-name="P25">Sechzehntel</text:p>
          </table:table-cell>
          <table:table-cell table:style-name="Tabelle1.A2" office:value-type="string">
            <text:p text:style-name="P19">sixteen</text:p>
            <text:p text:style-name="P19">sixteenth</text:p>
          </table:table-cell>
          <table:table-cell table:style-name="Tabelle1.E7" office:value-type="float" office:value="16">
            <text:p text:style-name="P29">16</text:p>
          </table:table-cell>
        </table:table-row>
        <table:table-row table:style-name="Tabelle1.1">
          <table:table-cell table:style-name="Tabelle1.A7" office:value-type="float" office:value="17">
            <text:p text:style-name="P12">17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siebzehn <text:span text:style-name="T2">instead of</text:span> <text:span text:style-name="T1">‡sieb</text:span><text:span text:style-name="T26">en</text:span><text:span text:style-name="T1">zehn</text:span></text:p>
            <text:p text:style-name="P25">siebzehnte</text:p>
            <text:p text:style-name="P25">Siebzehntel</text:p>
          </table:table-cell>
          <table:table-cell table:style-name="Tabelle1.A2" office:value-type="string">
            <text:p text:style-name="P19">seventeen</text:p>
            <text:p text:style-name="P19">seventeenth</text:p>
          </table:table-cell>
          <table:table-cell table:style-name="Tabelle1.E7" office:value-type="float" office:value="17">
            <text:p text:style-name="P29">17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7" office:value-type="float" office:value="20">
            <text:p text:style-name="P12">20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zwan<text:span text:style-name="T8">zig</text:span><text:span text:style-name="T2"> instead of</text:span> <text:span text:style-name="T1">‡</text:span><text:span text:style-name="T26">zwei</text:span><text:span text:style-name="T1">zig</text:span></text:p>
            <text:p text:style-name="P25">zwanzig<text:span text:style-name="T25">s</text:span>te <text:span text:style-name="T2">instead of</text:span> ‡<text:span text:style-name="T27">zwanzigter</text:span></text:p>
            <text:p text:style-name="P25">Zwanzig<text:span text:style-name="T25">s</text:span>tel <text:span text:style-name="T2">instead of</text:span> ‡<text:span text:style-name="T27">Zwanzigtel</text:span></text:p>
          </table:table-cell>
          <table:table-cell table:style-name="Tabelle1.A2" office:value-type="string">
            <text:p text:style-name="P11"><text:span text:style-name="T1">twen</text:span><text:span text:style-name="T9">ty</text:span></text:p>
            <text:p text:style-name="P18">twentieth</text:p>
          </table:table-cell>
          <table:table-cell table:style-name="Tabelle1.E7" office:value-type="float" office:value="20">
            <text:p text:style-name="P28">20</text:p>
          </table:table-cell>
        </table:table-row>
        <table:table-row table:style-name="Tabelle1.1">
          <table:table-cell table:style-name="Tabelle1.A7" office:value-type="float" office:value="21">
            <text:p text:style-name="P12">21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ein<text:span text:style-name="T15">und</text:span>zwanzig <text:span text:style-name="T2">instead of</text:span> <text:span text:style-name="T1">‡ein</text:span><text:span text:style-name="T26">s</text:span><text:span text:style-name="T1">undzwanzig</text:span></text:p>
            <text:p text:style-name="P25">ein<text:span text:style-name="T15">und</text:span>zwanzigste</text:p>
            <text:p text:style-name="P25">Ein<text:span text:style-name="T15">und</text:span>zwanzigstel</text:p>
          </table:table-cell>
          <table:table-cell table:style-name="Tabelle1.A2" office:value-type="string">
            <text:p text:style-name="P19">twenty<text:span text:style-name="T15"> </text:span>one</text:p>
            <text:p text:style-name="P19">twenty<text:span text:style-name="T15"> </text:span>first</text:p>
          </table:table-cell>
          <table:table-cell table:style-name="Tabelle1.E7" office:value-type="float" office:value="21">
            <text:p text:style-name="P29">21</text:p>
          </table:table-cell>
        </table:table-row>
        <table:table-row table:style-name="Tabelle1.1">
          <table:table-cell table:style-name="Tabelle1.A22" office:value-type="float" office:value="22">
            <text:p text:style-name="P12">22</text:p>
          </table:table-cell>
          <table:table-cell table:style-name="Tabelle1.B22">
            <text:p text:style-name="P12"/>
          </table:table-cell>
          <table:table-cell table:style-name="Tabelle1.A16" office:value-type="string">
            <text:p text:style-name="P13">zweiundzwanzig</text:p>
            <text:p text:style-name="P13">zweiundzwanzigste</text:p>
            <text:p text:style-name="P13">Zweiundzwanzigstel</text:p>
          </table:table-cell>
          <table:table-cell table:style-name="Tabelle1.A16" office:value-type="string">
            <text:p text:style-name="P11">twenty two</text:p>
            <text:p text:style-name="P11">twenty second</text:p>
          </table:table-cell>
          <table:table-cell table:style-name="Tabelle1.E22" office:value-type="float" office:value="22">
            <text:p text:style-name="P28">22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7" office:value-type="float" office:value="30">
            <text:p text:style-name="P12">30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dreißig <text:span text:style-name="T2">instead of</text:span> <text:span text:style-name="T1">‡drei</text:span><text:span text:style-name="T26">z</text:span><text:span text:style-name="T1">ig</text:span></text:p>
            <text:p text:style-name="P25">dreißigste</text:p>
            <text:p text:style-name="P25">Dreißigstel</text:p>
          </table:table-cell>
          <table:table-cell table:style-name="Tabelle1.A2" office:value-type="string">
            <text:p text:style-name="P19">thirty</text:p>
            <text:p text:style-name="P19">thirtieth</text:p>
          </table:table-cell>
          <table:table-cell table:style-name="Tabelle1.E7" office:value-type="float" office:value="30">
            <text:p text:style-name="P29">30</text:p>
          </table:table-cell>
        </table:table-row>
        <table:table-row table:style-name="Tabelle1.1">
          <table:table-cell table:style-name="Tabelle1.A22" office:value-type="float" office:value="40">
            <text:p text:style-name="P12">40</text:p>
          </table:table-cell>
          <table:table-cell table:style-name="Tabelle1.B22">
            <text:p text:style-name="P12"/>
          </table:table-cell>
          <table:table-cell table:style-name="Tabelle1.A16" office:value-type="string">
            <text:p text:style-name="P13">vierzig</text:p>
            <text:p text:style-name="P13">vierzigste</text:p>
            <text:p text:style-name="P13">Vierzigstel</text:p>
          </table:table-cell>
          <table:table-cell table:style-name="Tabelle1.A16" office:value-type="string">
            <text:p text:style-name="P11">fourty</text:p>
            <text:p text:style-name="P11">fortieth</text:p>
          </table:table-cell>
          <table:table-cell table:style-name="Tabelle1.E22" office:value-type="float" office:value="40">
            <text:p text:style-name="P28">4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22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  <text:p text:style-name="P11"/>
          </table:table-cell>
          <table:table-cell table:style-name="Tabelle1.E16" office:value-type="string">
            <text:p text:style-name="P11">...</text:p>
          </table:table-cell>
        </table:table-row>
        <text:soft-page-break/>
        <table:table-row table:style-name="Tabelle1.1">
          <table:table-cell table:style-name="Tabelle1.A7" office:value-type="float" office:value="60">
            <text:p text:style-name="P12">60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sechzig <text:span text:style-name="T2">instead of</text:span> <text:span text:style-name="T1">‡sech</text:span><text:span text:style-name="T26">s</text:span><text:span text:style-name="T1">zig</text:span></text:p>
            <text:p text:style-name="P25">sechzigste</text:p>
            <text:p text:style-name="P25">Sechzigstel</text:p>
          </table:table-cell>
          <table:table-cell table:style-name="Tabelle1.A2" office:value-type="string">
            <text:p text:style-name="P19">sixty</text:p>
            <text:p text:style-name="P19">sixtieth</text:p>
          </table:table-cell>
          <table:table-cell table:style-name="Tabelle1.E7" office:value-type="float" office:value="60">
            <text:p text:style-name="P29">60</text:p>
          </table:table-cell>
        </table:table-row>
        <table:table-row table:style-name="Tabelle1.1">
          <table:table-cell table:style-name="Tabelle1.A7" office:value-type="float" office:value="70">
            <text:p text:style-name="P12">70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siebzig <text:span text:style-name="T2">instead of</text:span> <text:span text:style-name="T1">‡sieb</text:span><text:span text:style-name="T26">en</text:span><text:span text:style-name="T1">zig</text:span></text:p>
            <text:p text:style-name="P25">siebzigste</text:p>
            <text:p text:style-name="P25">Siebzigstel</text:p>
          </table:table-cell>
          <table:table-cell table:style-name="Tabelle1.A2" office:value-type="string">
            <text:p text:style-name="P19">seventy</text:p>
            <text:p text:style-name="P19">seventieth</text:p>
          </table:table-cell>
          <table:table-cell table:style-name="Tabelle1.E7" office:value-type="float" office:value="70">
            <text:p text:style-name="P29">7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7" office:value-type="float" office:value="100">
            <text:p text:style-name="P12">100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ein<text:span text:style-name="T10">hundert</text:span><text:span text:style-name="T19"> </text:span><text:span text:style-name="T2">instead of</text:span> <text:span text:style-name="T1">‡ein</text:span><text:span text:style-name="T26">s</text:span><text:span text:style-name="T1">hundert</text:span></text:p>
            <text:p text:style-name="P13"><text:span text:style-name="T3">or just</text:span><text:span text:style-name="T1"> hundert</text:span></text:p>
            <text:p text:style-name="P25">einhundert<text:span text:style-name="T25">s</text:span>te <text:span text:style-name="T2">instead of</text:span> ‡<text:span text:style-name="T27">einhundertter</text:span></text:p>
            <text:p text:style-name="P25"><text:span text:style-name="T2">or just</text:span> hundert<text:span text:style-name="T25">s</text:span>te</text:p>
            <text:p text:style-name="P25">Einhundert<text:span text:style-name="T25">s</text:span>tel <text:span text:style-name="T2">instead of</text:span> ‡Einhunderttel</text:p>
            <text:p text:style-name="P25"><text:span text:style-name="T2">or just</text:span> Hundert<text:span text:style-name="T25">s</text:span>tel</text:p>
          </table:table-cell>
          <table:table-cell table:style-name="Tabelle1.A2" office:value-type="string">
            <text:p text:style-name="P11"><text:span text:style-name="T1">one </text:span><text:span text:style-name="T11">hundred</text:span></text:p>
            <text:p text:style-name="P20"/>
            <text:p text:style-name="P18">one hundredth</text:p>
          </table:table-cell>
          <table:table-cell table:style-name="Tabelle1.E7" office:value-type="float" office:value="100">
            <text:p text:style-name="P28">100</text:p>
          </table:table-cell>
        </table:table-row>
        <table:table-row table:style-name="Tabelle1.1">
          <table:table-cell table:style-name="Tabelle1.A31" office:value-type="float" office:value="101">
            <text:p text:style-name="P12">101</text:p>
          </table:table-cell>
          <table:table-cell table:style-name="Tabelle1.B31">
            <text:p text:style-name="P12"/>
          </table:table-cell>
          <table:table-cell table:style-name="Tabelle1.C31" office:value-type="string">
            <text:p text:style-name="P13">einhunderteins</text:p>
            <text:p text:style-name="P13">einhunderterste</text:p>
            <text:p text:style-name="P13">Einhunderteintel</text:p>
          </table:table-cell>
          <table:table-cell table:style-name="Tabelle1.C31" office:value-type="string">
            <text:p text:style-name="P11">one hundred <text:span text:style-name="T15">and</text:span> one</text:p>
            <text:p text:style-name="P11">one hundred <text:span text:style-name="T15">and</text:span> first</text:p>
          </table:table-cell>
          <table:table-cell table:style-name="Tabelle1.E31" office:value-type="float" office:value="101">
            <text:p text:style-name="P28">101</text:p>
          </table:table-cell>
        </table:table-row>
        <table:table-row table:style-name="Tabelle1.1">
          <table:table-cell table:style-name="Tabelle1.A31" office:value-type="float" office:value="102">
            <text:p text:style-name="P12">102</text:p>
          </table:table-cell>
          <table:table-cell table:style-name="Tabelle1.B31">
            <text:p text:style-name="P12"/>
          </table:table-cell>
          <table:table-cell table:style-name="Tabelle1.C31" office:value-type="string">
            <text:p text:style-name="P13">einhundertzwei</text:p>
            <text:p text:style-name="P13">einhundertzweite</text:p>
            <text:p text:style-name="P13">Einhundert<text:span text:style-name="T25">zweitel (!)</text:span></text:p>
          </table:table-cell>
          <table:table-cell table:style-name="Tabelle1.C31" office:value-type="string">
            <text:p text:style-name="P11">one hundred and two</text:p>
            <text:p text:style-name="P11">one hundred and second</text:p>
          </table:table-cell>
          <table:table-cell table:style-name="Tabelle1.E31" office:value-type="float" office:value="102">
            <text:p text:style-name="P28">102</text:p>
          </table:table-cell>
        </table:table-row>
        <table:table-row table:style-name="Tabelle1.1">
          <table:table-cell table:style-name="Tabelle1.A22" office:value-type="float" office:value="110">
            <text:p text:style-name="P12">110</text:p>
          </table:table-cell>
          <table:table-cell table:style-name="Tabelle1.B22">
            <text:p text:style-name="P12"/>
          </table:table-cell>
          <table:table-cell table:style-name="Tabelle1.A16" office:value-type="string">
            <text:p text:style-name="P13">einhundertzehn</text:p>
            <text:p text:style-name="P13">einhundertzehnte</text:p>
            <text:p text:style-name="P13">Einhundertzehntel</text:p>
          </table:table-cell>
          <table:table-cell table:style-name="Tabelle1.A16" office:value-type="string">
            <text:p text:style-name="P11">one hundred and ten</text:p>
            <text:p text:style-name="P11">one hundred and tenth</text:p>
          </table:table-cell>
          <table:table-cell table:style-name="Tabelle1.E22" office:value-type="float" office:value="110">
            <text:p text:style-name="P28">110</text:p>
          </table:table-cell>
        </table:table-row>
        <table:table-row table:style-name="Tabelle1.1">
          <table:table-cell table:style-name="Tabelle1.A22" office:value-type="float" office:value="113">
            <text:p text:style-name="P12">113</text:p>
          </table:table-cell>
          <table:table-cell table:style-name="Tabelle1.B22">
            <text:p text:style-name="P12"/>
          </table:table-cell>
          <table:table-cell table:style-name="Tabelle1.A16" office:value-type="string">
            <text:p text:style-name="P13">einhundertdreizehn</text:p>
            <text:p text:style-name="P13">einhundertdreizehnte</text:p>
            <text:p text:style-name="P13">Einhundertdreizehntel</text:p>
          </table:table-cell>
          <table:table-cell table:style-name="Tabelle1.A16" office:value-type="string">
            <text:p text:style-name="P11">one hundred and thirteen</text:p>
            <text:p text:style-name="P11">one hundred and thirteenth</text:p>
            <text:p text:style-name="P11"/>
            <text:p text:style-name="P11"/>
          </table:table-cell>
          <table:table-cell table:style-name="Tabelle1.E22" office:value-type="float" office:value="113">
            <text:p text:style-name="P28">113</text:p>
          </table:table-cell>
        </table:table-row>
        <text:soft-page-break/>
        <table:table-row table:style-name="Tabelle1.1">
          <table:table-cell table:style-name="Tabelle1.A22" office:value-type="float" office:value="121">
            <text:p text:style-name="P12">121</text:p>
          </table:table-cell>
          <table:table-cell table:style-name="Tabelle1.B22">
            <text:p text:style-name="P12"/>
          </table:table-cell>
          <table:table-cell table:style-name="Tabelle1.A16" office:value-type="string">
            <text:p text:style-name="P13">einhunderteinundzwanzig</text:p>
            <text:p text:style-name="P13">einhunderteinundzwanzigste</text:p>
            <text:p text:style-name="P13">Einhunderteinundzwanzigstel</text:p>
          </table:table-cell>
          <table:table-cell table:style-name="Tabelle1.A16" office:value-type="string">
            <text:p text:style-name="P11">one hundred and twenty one</text:p>
            <text:p text:style-name="P11">one hundred and twenty first</text:p>
          </table:table-cell>
          <table:table-cell table:style-name="Tabelle1.E22" office:value-type="float" office:value="121">
            <text:p text:style-name="P28">121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22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7" office:value-type="float" office:value="200">
            <text:p text:style-name="P12">200</text:p>
          </table:table-cell>
          <table:table-cell table:style-name="Tabelle1.B2">
            <text:p text:style-name="P12"/>
          </table:table-cell>
          <table:table-cell table:style-name="Tabelle1.A2" office:value-type="string">
            <text:p text:style-name="P13">zweihundert</text:p>
            <text:p text:style-name="P13">zweihundertste</text:p>
            <text:p text:style-name="P13">Zweihundertstel</text:p>
          </table:table-cell>
          <table:table-cell table:style-name="Tabelle1.A2" office:value-type="string">
            <text:p text:style-name="P11">two hundred</text:p>
            <text:p text:style-name="P11">two hundredth</text:p>
          </table:table-cell>
          <table:table-cell table:style-name="Tabelle1.E7" office:value-type="float" office:value="200">
            <text:p text:style-name="P28">20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1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ein<text:span text:style-name="T12">tausend</text:span><text:span text:style-name="T2"> instead of</text:span> <text:span text:style-name="T1">‡ein</text:span><text:span text:style-name="T26">s</text:span><text:span text:style-name="T1">tausend</text:span></text:p>
            <text:p text:style-name="P13"><text:span text:style-name="T3">or just</text:span><text:span text:style-name="T1"> tausend</text:span></text:p>
            <text:p text:style-name="P25">eintausend<text:span text:style-name="T25">s</text:span>te <text:span text:style-name="T2">instead of</text:span> ‡eintausendter</text:p>
            <text:p text:style-name="P25"><text:span text:style-name="T2">or just</text:span> tausend<text:span text:style-name="T25">s</text:span>te</text:p>
            <text:p text:style-name="P25">Eintausend<text:span text:style-name="T25">s</text:span>tel <text:span text:style-name="T2">instead of</text:span> ‡Eintausendtel</text:p>
            <text:p text:style-name="P25"><text:span text:style-name="T2">or just</text:span> Tausend<text:span text:style-name="T25">s</text:span>tel</text:p>
          </table:table-cell>
          <table:table-cell table:style-name="Tabelle1.A2" office:value-type="string">
            <text:p text:style-name="P11"><text:span text:style-name="T1">one </text:span><text:span text:style-name="T13">thousand</text:span></text:p>
            <text:p text:style-name="P21"/>
            <text:p text:style-name="P18">one thousandth</text:p>
          </table:table-cell>
          <table:table-cell table:style-name="Tabelle1.E2" office:value-type="string">
            <text:p text:style-name="P17">1,000<text:span text:style-name="T31">th</text:span></text:p>
          </table:table-cell>
        </table:table-row>
        <table:table-row table:style-name="Tabelle1.1">
          <table:table-cell table:style-name="Tabelle1.A7" office:value-type="float" office:value="1001">
            <text:p text:style-name="P12">1001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eintausendeins <text:span text:style-name="T2">instead of</text:span> <text:span text:style-name="T1">‡ein</text:span><text:span text:style-name="T26">s</text:span><text:span text:style-name="T1">tausendeins</text:span></text:p>
            <text:p text:style-name="P13"><text:span text:style-name="T3">or just</text:span><text:span text:style-name="T1"> tausendeins</text:span></text:p>
            <text:p text:style-name="P25">eintausenderste</text:p>
            <text:p text:style-name="P25"><text:span text:style-name="T2">or just</text:span> tausenderste</text:p>
            <text:p text:style-name="P25">Eintausendeintel</text:p>
            <text:p text:style-name="P25"><text:span text:style-name="T2">or just </text:span>Tausendeintel</text:p>
          </table:table-cell>
          <table:table-cell table:style-name="Tabelle1.A2" office:value-type="string">
            <text:p text:style-name="P11">one thousand <text:span text:style-name="T15">and</text:span> one</text:p>
            <text:p text:style-name="P11"/>
            <text:p text:style-name="P11"/>
            <text:p text:style-name="P11">one thousand <text:span text:style-name="T15">and</text:span> first</text:p>
          </table:table-cell>
          <table:table-cell table:style-name="Tabelle1.E2" office:value-type="string">
            <text:p text:style-name="P17">1,001<text:span text:style-name="T31">st</text:span>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2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zweitausend</text:p>
            <text:p text:style-name="P13">zweitausendste</text:p>
            <text:p text:style-name="P13">Zweitausendstel</text:p>
          </table:table-cell>
          <table:table-cell table:style-name="Tabelle1.A2" office:value-type="string">
            <text:p text:style-name="P11">two thousand</text:p>
            <text:p text:style-name="P11">two thousandth</text:p>
          </table:table-cell>
          <table:table-cell table:style-name="Tabelle1.E2" office:value-type="string">
            <text:p text:style-name="P17">2,000<text:span text:style-name="T31">th</text:span>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  <text:p text:style-name="P11"/>
          </table:table-cell>
          <table:table-cell table:style-name="Tabelle1.E16" office:value-type="string">
            <text:p text:style-name="P11">...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12">1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zehntausend</text:p>
            <text:p text:style-name="P13">zehntausendste</text:p>
            <text:p text:style-name="P13">Zehntausendstel</text:p>
          </table:table-cell>
          <table:table-cell table:style-name="Tabelle1.A2" office:value-type="string">
            <text:p text:style-name="P11">ten thousand</text:p>
            <text:p text:style-name="P11">ten thousandth</text:p>
          </table:table-cell>
          <table:table-cell table:style-name="Tabelle1.E2" office:value-type="string">
            <text:p text:style-name="P17">10,000<text:span text:style-name="T31">th</text:span>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1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einhunderttausend</text:p>
            <text:p text:style-name="P13">einhunderttausendste</text:p>
            <text:p text:style-name="P13">Einhunderttausendstel</text:p>
          </table:table-cell>
          <table:table-cell table:style-name="Tabelle1.A2" office:value-type="string">
            <text:p text:style-name="P11">one hundred thousand</text:p>
            <text:p text:style-name="P11">one hundred thousandth</text:p>
          </table:table-cell>
          <table:table-cell table:style-name="Tabelle1.E2" office:value-type="string">
            <text:p text:style-name="P17">100,000<text:span text:style-name="T31">th</text:span></text:p>
            <text:p text:style-name="P17"/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1 0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<text:span text:style-name="T14">Million</text:span><text:span text:style-name="T2"> (noun)</text:span><text:span text:style-name="T5">,</text:span><text:span text:style-name="T2"> </text:span><text:span text:style-name="T19">eine Million</text:span><text:span text:style-name="T4"> (adjective)</text:span></text:p>
            <text:p text:style-name="P24">Million<text:span text:style-name="T25">s</text:span>te <text:span text:style-name="T2">instead of</text:span> <text:span text:style-name="T1">‡Millionte</text:span></text:p>
            <text:p text:style-name="P24">Million<text:span text:style-name="T25">s</text:span>tel <text:span text:style-name="T2">instead of</text:span> <text:span text:style-name="T1">‡Milliontel</text:span></text:p>
          </table:table-cell>
          <table:table-cell table:style-name="Tabelle1.A2" office:value-type="string">
            <text:p text:style-name="P22">million</text:p>
            <text:p text:style-name="P17">one million</text:p>
            <text:p text:style-name="P17">one millionth</text:p>
          </table:table-cell>
          <table:table-cell table:style-name="Tabelle1.E2" office:value-type="string">
            <text:p text:style-name="P17">1,000,000</text:p>
          </table:table-cell>
        </table:table-row>
        <table:table-row table:style-name="Tabelle1.1">
          <table:table-cell table:style-name="Tabelle1.A2" office:value-type="string">
            <text:p text:style-name="P12">1 000 001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eine Million<text:span text:style-name="T15"> </text:span><text:span text:style-name="T19">E</text:span>ins</text:p>
            <text:p text:style-name="P13">eine Million<text:span text:style-name="T15"> </text:span>erste</text:p>
            <text:p text:style-name="P13">eine Million Eintel</text:p>
          </table:table-cell>
          <table:table-cell table:style-name="Tabelle1.A2" office:value-type="string">
            <text:p text:style-name="P11">one million <text:span text:style-name="T15">and</text:span> one</text:p>
            <text:p text:style-name="P11">one million <text:span text:style-name="T15">and</text:span> first</text:p>
          </table:table-cell>
          <table:table-cell table:style-name="Tabelle1.E2" office:value-type="string">
            <text:p text:style-name="P11">1,000,001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2 0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zwei Millionen</text:p>
            <text:p text:style-name="P13">zwei Millionste</text:p>
            <text:p text:style-name="P13">zwei Millionstel</text:p>
          </table:table-cell>
          <table:table-cell table:style-name="Tabelle1.A2" office:value-type="string">
            <text:p text:style-name="P11">two million</text:p>
            <text:p text:style-name="P11">two millionth</text:p>
          </table:table-cell>
          <table:table-cell table:style-name="Tabelle1.E2" office:value-type="string">
            <text:p text:style-name="P11">2,000,00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10 0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zehn Millionen</text:p>
            <text:p text:style-name="P13">zehn Millionste</text:p>
            <text:p text:style-name="P13">zehn Millionstel</text:p>
          </table:table-cell>
          <table:table-cell table:style-name="Tabelle1.A2" office:value-type="string">
            <text:p text:style-name="P11">ten million</text:p>
            <text:p text:style-name="P11">ten millionth</text:p>
          </table:table-cell>
          <table:table-cell table:style-name="Tabelle1.E2" office:value-type="string">
            <text:p text:style-name="P11">10,000,00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  <text:p text:style-name="P11"/>
            <text:p text:style-name="P11"/>
          </table:table-cell>
          <table:table-cell table:style-name="Tabelle1.E16" office:value-type="string">
            <text:p text:style-name="P11">...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12">100 0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einhundert Millionen</text:p>
            <text:p text:style-name="P13">einhundert Millionste</text:p>
            <text:p text:style-name="P13">einhundert Millionstel</text:p>
          </table:table-cell>
          <table:table-cell table:style-name="Tabelle1.A2" office:value-type="string">
            <text:p text:style-name="P11">one hundred million</text:p>
            <text:p text:style-name="P11">one hundred millionth</text:p>
          </table:table-cell>
          <table:table-cell table:style-name="Tabelle1.E2" office:value-type="string">
            <text:p text:style-name="P11">100,000,00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1 000 0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Milliarde<text:span text:style-name="T2"> (noun)</text:span><text:span text:style-name="T5">,</text:span><text:span text:style-name="T2"> </text:span>eine Milliarde <text:span text:style-name="T2">(adjective)</text:span></text:p>
            <text:p text:style-name="P23">Milliard<text:span text:style-name="T25">s</text:span>te <text:span text:style-name="T2">instead of</text:span> <text:span text:style-name="T1">‡Milliardte</text:span></text:p>
            <text:p text:style-name="P23">Milliard<text:span text:style-name="T25">s</text:span>tel <text:span text:style-name="T2">instead of</text:span> <text:span text:style-name="T1">‡Milliardtel</text:span></text:p>
          </table:table-cell>
          <table:table-cell table:style-name="Tabelle1.A2" office:value-type="string">
            <text:p text:style-name="P11">one billion</text:p>
            <text:p text:style-name="P11">one billionth</text:p>
          </table:table-cell>
          <table:table-cell table:style-name="Tabelle1.E2" office:value-type="string">
            <text:p text:style-name="P11">1,000,000,00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2 000 0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zwei Milliarden</text:p>
            <text:p text:style-name="P13">zwei Milliardste</text:p>
            <text:p text:style-name="P13">zwei Milliardstel</text:p>
          </table:table-cell>
          <table:table-cell table:style-name="Tabelle1.A2" office:value-type="string">
            <text:p text:style-name="P11">two billion</text:p>
            <text:p text:style-name="P11">two billionth</text:p>
          </table:table-cell>
          <table:table-cell table:style-name="Tabelle1.E2" office:value-type="string">
            <text:p text:style-name="P11">2,000,000,00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1 000 000 0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Billion<text:span text:style-name="T2"> (noun)</text:span>, eine Billion <text:span text:style-name="T2">(adjective)</text:span></text:p>
            <text:p text:style-name="P23">Billion<text:span text:style-name="T25">s</text:span>te</text:p>
            <text:p text:style-name="P23">Billion<text:span text:style-name="T25">s</text:span>tel</text:p>
          </table:table-cell>
          <table:table-cell table:style-name="Tabelle1.A2" office:value-type="string">
            <text:p text:style-name="P11">one trillion</text:p>
            <text:p text:style-name="P11">one trillionth</text:p>
          </table:table-cell>
          <table:table-cell table:style-name="Tabelle1.E2" office:value-type="string">
            <text:p text:style-name="P11">1,000,000,000,00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1 000 000 000 0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Billiarde<text:span text:style-name="T2"> (noun)</text:span>, eine Billiarde <text:span text:style-name="T2">(adjective)</text:span></text:p>
            <text:p text:style-name="P23">Billiard<text:span text:style-name="T25">s</text:span>te</text:p>
            <text:p text:style-name="P23">Billiard<text:span text:style-name="T25">s</text:span>tel</text:p>
          </table:table-cell>
          <table:table-cell table:style-name="Tabelle1.A2" office:value-type="string">
            <text:p text:style-name="P11">one quadrillion</text:p>
            <text:p text:style-name="P11">one quadrillionth</text:p>
          </table:table-cell>
          <table:table-cell table:style-name="Tabelle1.E2" office:value-type="string">
            <text:p text:style-name="P11">1,000,000,000,000,000</text:p>
          </table:table-cell>
        </table:table-row>
        <table:table-row table:style-name="Tabelle1.1">
          <table:table-cell table:style-name="Tabelle1.A16" office:value-type="string">
            <text:p text:style-name="P12">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</text:p>
          </table:table-cell>
          <table:table-cell table:style-name="Tabelle1.A16" office:value-type="string">
            <text:p text:style-name="P11">...</text:p>
          </table:table-cell>
          <table:table-cell table:style-name="Tabelle1.E16" office:value-type="string">
            <text:p text:style-name="P11">...</text:p>
          </table:table-cell>
        </table:table-row>
        <table:table-row table:style-name="Tabelle1.1">
          <table:table-cell table:style-name="Tabelle1.A2" office:value-type="string">
            <text:p text:style-name="P12">1 000 000 000 000 000 000</text:p>
          </table:table-cell>
          <table:table-cell table:style-name="Tabelle1.B39" office:value-type="string">
            <text:p text:style-name="P12"/>
          </table:table-cell>
          <table:table-cell table:style-name="Tabelle1.A2" office:value-type="string">
            <text:p text:style-name="P13">Trillion <text:span text:style-name="T2">(noun)</text:span>, eine Trillion <text:span text:style-name="T2">(adjective)</text:span></text:p>
            <text:p text:style-name="P23">Trillion<text:span text:style-name="T25">s</text:span>te</text:p>
            <text:p text:style-name="P23">Trillion<text:span text:style-name="T25">s</text:span>tel</text:p>
          </table:table-cell>
          <table:table-cell table:style-name="Tabelle1.A2" office:value-type="string">
            <text:p text:style-name="P11">one quintillion</text:p>
            <text:p text:style-name="P11">one quintillionth</text:p>
          </table:table-cell>
          <table:table-cell table:style-name="Tabelle1.E2" office:value-type="string">
            <text:p text:style-name="P11">1,000,000,000,000,000,000</text:p>
          </table:table-cell>
        </table:table-row>
        <table:table-row table:style-name="Tabelle1.1">
          <table:table-cell table:style-name="Tabelle1.A16" office:value-type="string">
            <text:p text:style-name="P12">... ... ...</text:p>
          </table:table-cell>
          <table:table-cell table:style-name="Tabelle1.B16" office:value-type="string">
            <text:p text:style-name="P12"/>
          </table:table-cell>
          <table:table-cell table:style-name="Tabelle1.A16" office:value-type="string">
            <text:p text:style-name="P13">... ... ...</text:p>
          </table:table-cell>
          <table:table-cell table:style-name="Tabelle1.A16" office:value-type="string">
            <text:p text:style-name="P11">... ... ...</text:p>
          </table:table-cell>
          <table:table-cell table:style-name="Tabelle1.E16" office:value-type="string">
            <text:p text:style-name="P11">... ... ...</text:p>
          </table:table-cell>
        </table:table-row>
      </table:table>
      <text:p text:style-name="P31"/>
      <text:p text:style-name="P33"><text:soft-page-break/>Some extreme examples</text:p>
      <text:p text:style-name="P1"/>
      <text:p text:style-name="P5">German Cardinal numbers</text:p>
      <text:p text:style-name="P1"/>
      <text:p text:style-name="P10">7 380 091 406 200 549 712 Zigaretten</text:p>
      <text:p text:style-name="P10"/>
      <text:p text:style-name="P10">sieben Trillionen dreihundertachtzig Billiarden einundneunzig Billionen vierhundertsechs Milliarden zweihundert Millionen fünfhundertneunundvierzigtausendsiebenhundertzwölf Zigaretten</text:p>
      <text:p text:style-name="P2"/>
      <text:p text:style-name="P9">7,380,091,406,200,549,712 cigarettes</text:p>
      <text:p text:style-name="P2"/>
      <text:p text:style-name="P4">seven quintillion three hundred and eighty quadrillion ninety one trillion four hundred and six billion two hundred million five hundred and forty nine thousand seven hundred and twelve cigarettes</text:p>
      <text:p text:style-name="P1"/>
      <text:p text:style-name="P1"/>
      <text:p text:style-name="P5">German ordinal numbers</text:p>
      <text:p text:style-name="P1"/>
      <text:p text:style-name="P1"><text:span text:style-name="T18">die</text:span> 7 380 091 406 200 549 712<text:span text:style-name="T20">.</text:span> Zigarette</text:p>
      <text:p text:style-name="P1"/>
      <text:p text:style-name="P10"><text:span text:style-name="T20">die</text:span> sieben Trillionen dreihundertachtzig Billiarden einundneunzig Billionen vierhundertsechs Milliarden zweihundert Millionen fünfhundertneunundvierzigtausendsiebenhundertzwölf<text:span text:style-name="T20">te</text:span> Zigarette</text:p>
      <text:p text:style-name="P1"/>
      <text:p text:style-name="P3"><text:span text:style-name="T20">the</text:span> 7,380,091,406,200,549,712<text:span text:style-name="T20">th</text:span> cigarette</text:p>
      <text:p text:style-name="P3"/>
      <text:p text:style-name="P4"><text:span text:style-name="T20">the</text:span><text:span text:style-name="T2"> seven quintillion three hundred and eighty quadrillion ninety one trillion four hundred and six billion two hundred million five hundred and forty nine thousand seven hundred and twelf</text:span><text:span text:style-name="T20">th</text:span><text:span text:style-name="T2"> cigarette</text:span></text:p>
      <text:p text:style-name="P1"/>
      <text:p text:style-name="P1"/>
      <text:p text:style-name="P1"/>
      <text:p text:style-name="P5"><text:soft-page-break/>German fractions</text:p>
      <text:p text:style-name="P1"/>
      <text:p text:style-name="P1"><text:span text:style-name="T21">1/</text:span>7 380 091 406 200 549 712 <text:span text:style-name="T21">einer</text:span> Zigarette</text:p>
      <text:p text:style-name="P1"/>
      <text:p text:style-name="P1"><text:span text:style-name="T21">ein</text:span> sieben Trillionen dreihundertachtzig Billiarden einundneunzig Billionen vierhundertsechs Milliarden zweihundert Millionen fünfhundertneunundvierzigtausendsiebenhundertzwölf<text:span text:style-name="T21">tel</text:span> <text:span text:style-name="T21">einer</text:span> Zigarette</text:p>
      <text:p text:style-name="P1"/>
      <text:p text:style-name="P9"><text:span text:style-name="T21">one</text:span> 7,380,091,406,200,549,712<text:span text:style-name="T21">th</text:span> <text:span text:style-name="T21">of a</text:span> cigarette</text:p>
      <text:p text:style-name="P1"/>
      <text:p text:style-name="P4"><text:span text:style-name="T21">one</text:span> seven quintillion three hundred and eighty quadrillion ninety one trillion four hundred and six billion two hundred million five hundred and forty nine thousand seven hundred and twelf<text:span text:style-name="T21">th</text:span> <text:span text:style-name="T21">of a</text:span> cigaret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9T00:03:05.29</meta:creation-date>
    <meta:generator>OpenOffice/4.1.15$Win32 OpenOffice.org_project/4115m2$Build-9813</meta:generator>
    <dc:date>2024-10-21T03:07:20.93</dc:date>
    <meta:editing-duration>PT5H22M22S</meta:editing-duration>
    <meta:editing-cycles>648</meta:editing-cycles>
    <meta:print-date>2024-10-21T02:58:58.54</meta:print-date>
    <meta:document-statistic meta:table-count="1" meta:image-count="0" meta:object-count="0" meta:page-count="11" meta:paragraph-count="476" meta:word-count="1375" meta:character-count="8820"/>
  </office:meta>
</office:document-meta>
</file>